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7431in"/>
    </style:style>
    <style:style style:name="Table1.B" style:family="table-column">
      <style:table-column-properties style:column-width="0.7438in"/>
    </style:style>
    <style:style style:name="Table1.C" style:family="table-column">
      <style:table-column-properties style:column-width="0.4507in"/>
    </style:style>
    <style:style style:name="Table1.D" style:family="table-column">
      <style:table-column-properties style:column-width="0.5in"/>
    </style:style>
    <style:style style:name="Table1.E" style:family="table-column">
      <style:table-column-properties style:column-width="0.5368in"/>
    </style:style>
    <style:style style:name="Table1.J" style:family="table-column">
      <style:table-column-properties style:column-width="0.7486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J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J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123b89" officeooo:paragraph-rsid="00123b89"/>
    </style:style>
    <style:style style:name="P2" style:family="paragraph" style:parent-style-name="Standard">
      <style:paragraph-properties fo:text-align="start" style:justify-single-word="false"/>
      <style:text-properties officeooo:rsid="00123b89" officeooo:paragraph-rsid="00123b89"/>
    </style:style>
    <style:style style:name="P3" style:family="paragraph" style:parent-style-name="Standard">
      <style:paragraph-properties fo:text-align="start" style:justify-single-word="false"/>
      <style:text-properties officeooo:rsid="0012659c" officeooo:paragraph-rsid="00123b89"/>
    </style:style>
    <style:style style:name="P4" style:family="paragraph" style:parent-style-name="Table_20_Contents">
      <style:paragraph-properties fo:text-align="start" style:justify-single-word="false"/>
      <style:text-properties officeooo:rsid="0012659c" officeooo:paragraph-rsid="0012659c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officeooo:rsid="0012c34e" officeooo:paragraph-rsid="0012c34e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5d246" officeooo:paragraph-rsid="0015d246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15d246" officeooo:paragraph-rsid="0015d246"/>
    </style:style>
    <style:style style:name="P9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164940" officeooo:paragraph-rsid="00164940"/>
    </style:style>
    <style:style style:name="P10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164940" officeooo:paragraph-rsid="00164940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1b34f7" officeooo:paragraph-rsid="001b34f7" style:font-weight-asian="bold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1e61b9" officeooo:paragraph-rsid="001e61b9" style:font-weight-asian="bold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2017c3" officeooo:paragraph-rsid="002017c3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017c3" officeooo:paragraph-rsid="002017c3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2e8f5" officeooo:paragraph-rsid="0022e8f5" style:font-weight-asian="bold" style:font-weight-complex="bold"/>
    </style:style>
    <style:style style:name="T1" style:family="text">
      <style:text-properties officeooo:rsid="001408e2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96258" style:font-weight-asian="normal" style:font-weight-complex="normal"/>
    </style:style>
    <style:style style:name="T5" style:family="text">
      <style:text-properties style:text-underline-style="none" fo:font-weight="normal" officeooo:rsid="001c2805" style:font-weight-asian="normal" style:font-weight-complex="normal"/>
    </style:style>
    <style:style style:name="T6" style:family="text">
      <style:text-properties style:text-underline-style="none" fo:font-weight="normal" officeooo:rsid="0022e8f5" style:font-weight-asian="normal" style:font-weight-complex="normal"/>
    </style:style>
    <style:style style:name="T7" style:family="text">
      <style:text-properties style:text-underline-style="none" fo:font-weight="normal" officeooo:rsid="002931f4" style:font-weight-asian="normal" style:font-weight-complex="normal"/>
    </style:style>
    <style:style style:name="T8" style:family="text">
      <style:text-properties style:text-underline-style="none" fo:font-weight="normal" officeooo:rsid="002b048d" style:font-weight-asian="normal" style:font-weight-complex="normal"/>
    </style:style>
    <style:style style:name="T9" style:family="text">
      <style:text-properties style:text-underline-style="none" fo:font-weight="normal" officeooo:rsid="002be360" style:font-weight-asian="normal" style:font-weight-complex="normal"/>
    </style:style>
    <style:style style:name="T10" style:family="text">
      <style:text-properties style:text-underline-style="none" fo:font-weight="normal" officeooo:rsid="002d4c65" style:font-weight-asian="normal" style:font-weight-complex="normal"/>
    </style:style>
    <style:style style:name="T11" style:family="text">
      <style:text-properties style:text-underline-style="none" fo:font-weight="normal" officeooo:rsid="0031a42c" style:font-weight-asian="normal" style:font-weight-complex="normal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style:text-underline-style="none" officeooo:rsid="001c2805"/>
    </style:style>
    <style:style style:name="T14" style:family="text">
      <style:text-properties style:text-underline-style="none" officeooo:rsid="002b048d"/>
    </style:style>
    <style:style style:name="T15" style:family="text">
      <style:text-properties officeooo:rsid="001dbe9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prendedorismo productivo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B" table:number-columns-repeated="4"/>
        <table:table-column table:style-name="Table1.J"/>
        <table:table-row table:style-name="TableLine94034639072384">
          <table:table-cell table:style-name="Table1.A1" office:value-type="string">
            <text:p text:style-name="P4">N cliente</text:p>
          </table:table-cell>
          <table:table-cell table:style-name="Table1.A1" office:value-type="string">
            <text:p text:style-name="P4">Tipo de trabajo</text:p>
          </table:table-cell>
          <table:table-cell table:style-name="Table1.A1" table:number-columns-spanned="2" office:value-type="string">
            <text:p text:style-name="P4">Costo mat.</text:p>
          </table:table-cell>
          <table:covered-table-cell/>
          <table:table-cell table:style-name="Table1.A1" office:value-type="string">
            <text:p text:style-name="P4">Atencion Cliente</text:p>
          </table:table-cell>
          <table:table-cell table:style-name="Table1.A1" office:value-type="string">
            <text:p text:style-name="P4">Manofactura</text:p>
          </table:table-cell>
          <table:table-cell table:style-name="Table1.A1" office:value-type="string">
            <text:p text:style-name="P4">Plus por compl<text:span text:style-name="T1">jidad</text:span></text:p>
          </table:table-cell>
          <table:table-cell table:style-name="Table1.A1" office:value-type="string">
            <text:p text:style-name="P4">V. total</text:p>
          </table:table-cell>
          <table:table-cell table:style-name="Table1.A1" office:value-type="string">
            <text:p text:style-name="P4">Recibido</text:p>
          </table:table-cell>
          <table:table-cell table:style-name="Table1.J1" office:value-type="string">
            <text:p text:style-name="P4">Ganancia</text:p>
          </table:table-cell>
        </table:table-row>
        <table:table-row table:style-name="TableLine94034638597776">
          <table:table-cell table:style-name="Table1.A2" office:value-type="string">
            <text:p text:style-name="P4">Nora</text:p>
          </table:table-cell>
          <table:table-cell table:style-name="Table1.A2" office:value-type="string">
            <text:p text:style-name="P4">modis<text:span text:style-name="T15">ta</text:span></text:p>
          </table:table-cell>
          <table:table-cell table:style-name="Table1.A2" office:value-type="string">
            <text:p text:style-name="P4">mat</text:p>
          </table:table-cell>
          <table:table-cell table:style-name="Table1.A2" office:value-type="string">
            <text:p text:style-name="P4">insumos</text:p>
          </table:table-cell>
          <table:table-cell table:style-name="Table1.A2" office:value-type="string">
            <text:p text:style-name="P6">330</text:p>
          </table:table-cell>
          <table:table-cell table:style-name="Table1.A2" office:value-type="string">
            <text:p text:style-name="P6">500</text:p>
          </table:table-cell>
          <table:table-cell table:style-name="Table1.A2" office:value-type="string">
            <text:p text:style-name="P6">100</text:p>
          </table:table-cell>
          <table:table-cell table:style-name="Table1.A2" office:value-type="string">
            <text:p text:style-name="P6">1130</text:p>
          </table:table-cell>
          <table:table-cell table:style-name="Table1.A2" office:value-type="string">
            <text:p text:style-name="P5">----------</text:p>
          </table:table-cell>
          <table:table-cell table:style-name="Table1.J2" office:value-type="string">
            <text:p text:style-name="P6">500</text:p>
            <text:p text:style-name="P6">1000</text:p>
          </table:table-cell>
        </table:table-row>
        <table:table-row table:style-name="TableLine94034638602544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200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J2" office:value-type="string">
            <text:p text:style-name="P5"/>
          </table:table-cell>
        </table:table-row>
        <table:table-row table:style-name="TableLine94034638604064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J2" office:value-type="string">
            <text:p text:style-name="P5"/>
          </table:table-cell>
        </table:table-row>
      </table:table>
      <text:p text:style-name="P3"/>
      <text:p text:style-name="P7"><text:span text:style-name="T12">Emprendedorismo</text:span><text:span text:style-name="T2">: Se puede dar una definición estableciendo que un emprendedor es aquella persona que a convertido una idea en un proyecto concreto, ya sea una empresa con fines de lucro o una organización social, que esta generando algún tipo de innovación y empleos.</text:span></text:p>
      <text:p text:style-name="P8">Sin embargo, es importante señalar algunas otras definiciones especificas que se han generado en torno a la cultura emprendedora.</text:p>
      <text:p text:style-name="P8"/>
      <text:list xml:id="list1529516919" text:style-name="L1">
        <text:list-item>
          <text:p text:style-name="P9"><text:span text:style-name="T12">Definición económica de emprendedor: </text:span><text:span text:style-name="T2">realiza cambios de recursos de una zona de bajo rendimiento a una de alta productividad.</text:span></text:p>
        </text:list-item>
        <text:list-item>
          <text:p text:style-name="P10"><text:span text:style-name="T2">Definición pragmática de emprendedor: </text:span><text:span text:style-name="T3">Es una persona que inicia su propio negocio </text:span><text:span text:style-name="T4">y pequeño</text:span></text:p>
        </text:list-item>
        <text:list-item>
          <text:p text:style-name="P11"><text:span text:style-name="T2">Definición operativa de emprendedor:</text:span><text:span text:style-name="T3"> Aplica su talento creador e innovador para iniciar su propia empresa </text:span><text:span text:style-name="T5">o en grande ser una ya existente.</text:span></text:p>
        </text:list-item>
        <text:list-item>
          <text:p text:style-name="P12"><text:span text:style-name="T13">Definición</text:span><text:span text:style-name="T2"> general de emprendedor: </text:span><text:span text:style-name="T3">El que hace que las cosas sucedan.</text:span></text:p>
        </text:list-item>
        <text:list-item>
          <text:p text:style-name="P13"><text:span text:style-name="T2">Definición popular de emprendedor: </text:span><text:span text:style-name="T3">Del dicho al hecho hay un gran emprendedor</text:span></text:p>
        </text:list-item>
        <text:list-item>
          <text:p text:style-name="P13"><text:span text:style-name="T2">Definición política de emprendedor: </text:span><text:span text:style-name="T3">Es aquel que se esfuerza por convertir sus sueños en realidad. </text:span></text:p>
        </text:list-item>
      </text:list>
      <text:p text:style-name="P14"><text:span text:style-name="T6"/></text:p>
      <text:p text:style-name="P15"><text:span text:style-name="T3">Intuitivamente se puede pensar que es el proceso de crear una nueva riqueza. Definen al emprendedorismo como las actividades de un individuo o grupo dirigidos a iniciar actividades económicas en el sector formal bajo una forma legal de negocios. </text:span><text:span text:style-name="T7">Esta definición deja afuera </text:span><text:span text:style-name="T8">a todas aquellas personas que realizan actividades dentro del sector </text:span><text:span text:style-name="T14">informal </text:span><text:span text:style-name="T8">de la económica. </text:span><text:span text:style-name="T9">También se define emprendedorismo como cualquier intento llevado a cabo por los individuos de empezar una nueva empresa incluyendo cualquier intento de volverse auto-empleado. </text:span><text:span text:style-name="T10">Incorpora categorías como los vendedores ambulantes o taxistas que busca en estos oficios auto-empleo y la subsistencia. Y otras como el estudiante que genera una nueva tecnología y decide formar una empresa para comercializar. </text:span></text:p>
      <text:p text:style-name="P15"><text:span text:style-name="T10"/></text:p>
      <text:p text:style-name="P15"><text:span text:style-name="T10"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0T19:37:12.573866753</meta:creation-date>
    <dc:date>2022-03-17T20:38:41.928661022</dc:date>
    <meta:editing-duration>PT1H44M17S</meta:editing-duration>
    <meta:editing-cycles>20</meta:editing-cycles>
    <meta:generator>LibreOffice/7.3.1.3$Linux_X86_64 LibreOffice_project/30$Build-3</meta:generator>
    <meta:document-statistic meta:table-count="1" meta:image-count="0" meta:object-count="0" meta:page-count="1" meta:paragraph-count="32" meta:word-count="308" meta:character-count="1966" meta:non-whitespace-character-count="1694"/>
  </office:meta>
</office:document-meta>
</file>